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 fo:padding-bottom="-0.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start"/>
      <style:text-properties style:text-underline-style="solid" style:text-underline-width="auto" style:text-underline-color="font-colo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underline-style="none"/>
    </style:style>
    <style:style style:name="P8" style:family="paragraph">
      <style:paragraph-properties fo:margin-left="0cm" fo:margin-right="0cm" fo:text-align="center" fo:text-indent="0cm"/>
      <style:text-properties style:text-underline-style="non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T1" style:family="text">
      <style:text-properties fo:font-size="2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2" draw:layer="layout" svg:width="5cm" svg:height="1.5cm" svg:x="29.893cm" svg:y="21.873cm">
          <text:p text:style-name="P1"><text:span text:style-name="T1">Mitglied</text:span></text:p>
        </draw:rect>
        <draw:ellipse draw:style-name="gr1" draw:text-style-name="P3" draw:id="id3" draw:layer="layout" svg:width="4cm" svg:height="2cm" svg:x="25.093cm" svg:y="25.323cm">
          <text:p text:style-name="P1">Name</text:p>
        </draw:ellipse>
        <draw:ellipse draw:style-name="gr1" draw:text-style-name="P3" draw:id="id1" draw:layer="layout" svg:width="4cm" svg:height="2cm" svg:x="30.393cm" svg:y="26.423cm">
          <text:p text:style-name="P1">Vorname</text:p>
        </draw:ellipse>
        <draw:ellipse draw:style-name="gr1" draw:text-style-name="P3" draw:id="id7" draw:layer="layout" svg:width="4cm" svg:height="2cm" svg:x="35.693cm" svg:y="25.323cm">
          <text:p text:style-name="P1">Login</text:p>
        </draw:ellipse>
        <draw:ellipse draw:style-name="gr1" draw:text-style-name="P5" draw:id="id4" draw:layer="layout" svg:width="4cm" svg:height="2cm" svg:x="24.093cm" svg:y="21.623cm">
          <text:p text:style-name="P4"><text:span text:style-name="T2">Mitglieds_Nr</text:span></text:p>
        </draw:ellipse>
        <draw:ellipse draw:style-name="gr1" draw:text-style-name="P6" draw:id="id6" draw:layer="layout" svg:width="4cm" svg:height="2cm" svg:x="36.593cm" svg:y="21.623cm">
          <text:p text:style-name="P4">Passwort</text:p>
        </draw:ellipse>
        <draw:connector draw:style-name="gr2" draw:text-style-name="P3" draw:layer="layout" svg:x1="32.393cm" svg:y1="26.423cm" svg:x2="32.393cm" svg:y2="23.373cm" draw:start-shape="id1" draw:start-glue-point="0" draw:end-shape="id2" draw:end-glue-point="2">
          <text:p text:style-name="P9"/>
        </draw:connector>
        <draw:connector draw:style-name="gr2" draw:text-style-name="P3" draw:layer="layout" draw:type="line" svg:x1="32.393cm" svg:y1="23.373cm" svg:x2="27.093cm" svg:y2="25.323cm" draw:start-shape="id2" draw:start-glue-point="2" draw:end-shape="id3" draw:end-glue-point="0">
          <text:p text:style-name="P9"/>
        </draw:connector>
        <draw:connector draw:style-name="gr2" draw:text-style-name="P3" draw:layer="layout" draw:type="line" svg:x1="28.093cm" svg:y1="22.623cm" svg:x2="29.893cm" svg:y2="22.623cm" draw:start-shape="id4" draw:start-glue-point="1" draw:end-shape="id2" draw:end-glue-point="3">
          <text:p text:style-name="P9"/>
        </draw:connector>
        <draw:custom-shape draw:style-name="gr3" draw:text-style-name="P1" draw:id="id5" draw:layer="layout" svg:width="3.5cm" svg:height="3cm" svg:x="26.193cm" svg:y="13.873cm">
          <text:p text:style-name="P1">verfas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29.693cm" svg:y1="15.372cm" svg:x2="32.393cm" svg:y2="21.873cm" draw:start-shape="id5" draw:start-glue-point="7" draw:end-shape="id2" draw:end-glue-point="0">
          <text:p text:style-name="P9"/>
        </draw:connector>
        <draw:connector draw:style-name="gr2" draw:text-style-name="P3" draw:layer="layout" svg:x1="34.893cm" svg:y1="22.623cm" svg:x2="36.593cm" svg:y2="22.623cm" draw:start-shape="id2" draw:start-glue-point="1" draw:end-shape="id6" draw:end-glue-point="3">
          <text:p text:style-name="P9"/>
        </draw:connector>
        <draw:connector draw:style-name="gr2" draw:text-style-name="P3" draw:layer="layout" draw:type="line" svg:x1="32.393cm" svg:y1="23.373cm" svg:x2="37.693cm" svg:y2="25.323cm" draw:start-shape="id2" draw:start-glue-point="2" draw:end-shape="id7" draw:end-glue-point="0">
          <text:p text:style-name="P9"/>
        </draw:connector>
        <draw:ellipse draw:style-name="gr1" draw:text-style-name="P6" draw:id="id8" draw:layer="layout" svg:width="4cm" svg:height="2cm" svg:x="35.693cm" svg:y="17.823cm">
          <text:p text:style-name="P4">Rechte</text:p>
        </draw:ellipse>
        <draw:connector draw:style-name="gr2" draw:text-style-name="P3" draw:layer="layout" draw:type="line" svg:x1="37.693cm" svg:y1="19.823cm" svg:x2="34.893cm" svg:y2="22.623cm" draw:start-shape="id8" draw:start-glue-point="2" draw:end-shape="id2" draw:end-glue-point="1">
          <text:p text:style-name="P9"/>
        </draw:connector>
        <draw:rect draw:style-name="gr1" draw:text-style-name="P2" draw:id="id10" draw:layer="layout" svg:width="5cm" svg:height="1.5cm" svg:x="6.893cm" svg:y="5.473cm">
          <text:p text:style-name="P1"><text:span text:style-name="T1">Literatur</text:span></text:p>
        </draw:rect>
        <draw:ellipse draw:style-name="gr1" draw:text-style-name="P3" draw:id="id11" draw:layer="layout" svg:width="4cm" svg:height="2cm" svg:x="7.393cm" svg:y="0.423cm">
          <text:p text:style-name="P1">Verlag</text:p>
        </draw:ellipse>
        <draw:ellipse draw:style-name="gr1" draw:text-style-name="P7" draw:id="id9" draw:layer="layout" svg:width="4cm" svg:height="2cm" svg:x="0.593cm" svg:y="5.223cm">
          <text:p text:style-name="P4"><text:span text:style-name="T3">Titel</text:span></text:p>
        </draw:ellipse>
        <draw:ellipse draw:style-name="gr1" draw:text-style-name="P6" draw:id="id20" draw:layer="layout" svg:width="4cm" svg:height="2cm" svg:x="13.593cm" svg:y="3.223cm">
          <text:p text:style-name="P4">Beschreibung</text:p>
        </draw:ellipse>
        <draw:connector draw:style-name="gr2" draw:text-style-name="P3" draw:layer="layout" draw:type="line" svg:x1="4.593cm" svg:y1="6.223cm" svg:x2="6.893cm" svg:y2="6.223cm" draw:start-shape="id9" draw:start-glue-point="1" draw:end-shape="id10" draw:end-glue-point="3">
          <text:p text:style-name="P9"/>
        </draw:connector>
        <draw:connector draw:style-name="gr2" draw:text-style-name="P3" draw:layer="layout" draw:type="line" svg:x1="9.393cm" svg:y1="2.423cm" svg:x2="9.393cm" svg:y2="5.473cm" draw:start-shape="id11" draw:start-glue-point="2" draw:end-shape="id10" draw:end-glue-point="0">
          <text:p text:style-name="P9"/>
        </draw:connector>
        <draw:ellipse draw:style-name="gr1" draw:text-style-name="P7" draw:id="id13" draw:layer="layout" svg:width="4cm" svg:height="2cm" svg:x="2.993cm" svg:y="1.123cm">
          <text:p text:style-name="P4"><text:span text:style-name="T3">Jahr</text:span></text:p>
        </draw:ellipse>
        <draw:ellipse draw:style-name="gr1" draw:text-style-name="P7" draw:id="id12" draw:layer="layout" svg:width="4cm" svg:height="2cm" svg:x="11.693cm" svg:y="1.223cm">
          <text:p text:style-name="P4"><text:span text:style-name="T3">ISBN</text:span></text:p>
        </draw:ellipse>
        <draw:connector draw:style-name="gr2" draw:text-style-name="P3" draw:layer="layout" draw:type="line" svg:x1="9.393cm" svg:y1="5.473cm" svg:x2="11.693cm" svg:y2="2.223cm" draw:start-shape="id10" draw:start-glue-point="0" draw:end-shape="id12" draw:end-glue-point="3">
          <text:p text:style-name="P9"/>
        </draw:connector>
        <draw:connector draw:style-name="gr2" draw:text-style-name="P3" draw:layer="layout" draw:type="line" svg:x1="9.393cm" svg:y1="5.473cm" svg:x2="6.993cm" svg:y2="2.123cm" draw:start-shape="id10" draw:start-glue-point="0" draw:end-shape="id13" draw:end-glue-point="1">
          <text:p text:style-name="P9"/>
        </draw:connector>
        <draw:ellipse draw:style-name="gr1" draw:text-style-name="P7" draw:id="id14" draw:layer="layout" svg:width="4cm" svg:height="2cm" svg:x="4.193cm" svg:y="9.023cm">
          <text:p text:style-name="P4"><text:span text:style-name="T2">Literatur_Nr</text:span></text:p>
        </draw:ellipse>
        <draw:ellipse draw:style-name="gr1" draw:text-style-name="P7" draw:id="id15" draw:layer="layout" svg:width="4cm" svg:height="2cm" svg:x="11.893cm" svg:y="9.023cm">
          <text:p text:style-name="P4"><text:span text:style-name="T3">Stichworte</text:span></text:p>
        </draw:ellipse>
        <draw:connector draw:style-name="gr2" draw:text-style-name="P3" draw:layer="layout" draw:type="line" svg:x1="6.893cm" svg:y1="6.223cm" svg:x2="6.193cm" svg:y2="9.023cm" draw:start-shape="id10" draw:start-glue-point="3" draw:end-shape="id14" draw:end-glue-point="0">
          <text:p text:style-name="P9"/>
        </draw:connector>
        <draw:connector draw:style-name="gr2" draw:text-style-name="P3" draw:layer="layout" draw:type="line" svg:x1="11.893cm" svg:y1="6.223cm" svg:x2="13.893cm" svg:y2="9.023cm" draw:start-shape="id10" draw:start-glue-point="1" draw:end-shape="id15" draw:end-glue-point="0">
          <text:p text:style-name="P9"/>
        </draw:connector>
        <draw:rect draw:style-name="gr1" draw:text-style-name="P2" draw:id="id16" draw:layer="layout" svg:width="5cm" svg:height="1.5cm" svg:x="18.393cm" svg:y="14.623cm">
          <text:p text:style-name="P1"><text:span text:style-name="T1">Kommentar</text:span></text:p>
        </draw:rect>
        <draw:connector draw:style-name="gr2" draw:text-style-name="P3" draw:layer="layout" draw:type="line" svg:x1="23.393cm" svg:y1="15.373cm" svg:x2="26.193cm" svg:y2="15.373cm" draw:start-shape="id16" draw:start-glue-point="1" draw:end-shape="id5">
          <text:p text:style-name="P9"/>
        </draw:connector>
        <draw:connector draw:style-name="gr2" draw:text-style-name="P3" draw:layer="layout" draw:type="line" svg:x1="20.893cm" svg:y1="12.823cm" svg:x2="20.893cm" svg:y2="14.623cm" draw:start-shape="id17" draw:start-glue-point="2" draw:end-shape="id16">
          <text:p text:style-name="P9"/>
        </draw:connector>
        <draw:ellipse draw:style-name="gr4" draw:text-style-name="P8" draw:id="id18" draw:layer="layout" svg:width="4cm" svg:height="2cm" svg:x="18.893cm" svg:y="17.923cm">
          <text:p text:style-name="P1"><text:span text:style-name="T3">Kommentar-</text:span></text:p>
          <text:p text:style-name="P1"><text:span text:style-name="T3">text</text:span></text:p>
        </draw:ellipse>
        <draw:connector draw:style-name="gr2" draw:text-style-name="P3" draw:layer="layout" draw:type="line" svg:x1="20.893cm" svg:y1="17.923cm" svg:x2="20.893cm" svg:y2="16.123cm" draw:start-shape="id18" draw:start-glue-point="0" draw:end-shape="id16" draw:end-glue-point="2">
          <text:p text:style-name="P9"/>
        </draw:connector>
        <draw:custom-shape draw:style-name="gr3" draw:text-style-name="P1" draw:id="id19" draw:layer="layout" svg:width="3.5cm" svg:height="3cm" svg:x="12.093cm" svg:y="13.873cm">
          <text:p text:style-name="P1">beschr-</text:p>
          <text:p text:style-name="P1">eib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15.593cm" svg:y1="15.372cm" svg:x2="18.393cm" svg:y2="15.373cm" draw:start-shape="id19" draw:start-glue-point="7" draw:end-shape="id16" draw:end-glue-point="3">
          <text:p text:style-name="P9"/>
        </draw:connector>
        <draw:connector draw:style-name="gr2" draw:text-style-name="P3" draw:layer="layout" svg:x1="9.393cm" svg:y1="6.973cm" svg:x2="12.093cm" svg:y2="15.372cm" draw:start-shape="id10" draw:start-glue-point="2" draw:end-shape="id19" draw:end-glue-point="5">
          <text:p text:style-name="P9"/>
        </draw:connector>
        <draw:frame draw:style-name="gr5" draw:layer="layout" svg:width="0.853cm" svg:height="0.963cm" svg:x="8.493cm" svg:y="7.01cm">
          <draw:text-box>
            <text:p text:style-name="P9">1</text:p>
          </draw:text-box>
        </draw:frame>
        <draw:frame draw:style-name="gr5" draw:layer="layout" svg:width="0.853cm" svg:height="0.963cm" svg:x="17.54cm" svg:y="15.46cm">
          <draw:text-box>
            <text:p text:style-name="P9">n</text:p>
          </draw:text-box>
        </draw:frame>
        <draw:frame draw:style-name="gr5" draw:layer="layout" svg:width="0.853cm" svg:height="0.963cm" svg:x="23.441cm" svg:y="15.461cm">
          <draw:text-box>
            <text:p text:style-name="P9">n</text:p>
          </draw:text-box>
        </draw:frame>
        <draw:frame draw:style-name="gr5" draw:layer="layout" svg:width="0.853cm" svg:height="0.963cm" svg:x="32.342cm" svg:y="20.962cm">
          <draw:text-box>
            <text:p text:style-name="P9">1</text:p>
          </draw:text-box>
        </draw:frame>
        <draw:connector draw:style-name="gr2" draw:text-style-name="P3" draw:layer="layout" draw:type="line" svg:x1="11.893cm" svg:y1="6.223cm" svg:x2="13.593cm" svg:y2="4.223cm" draw:start-shape="id10" draw:start-glue-point="1" draw:end-shape="id20" draw:end-glue-point="3">
          <text:p text:style-name="P9"/>
        </draw:connector>
        <draw:ellipse draw:style-name="gr1" draw:text-style-name="P7" draw:id="id21" draw:layer="layout" svg:width="4cm" svg:height="2cm" svg:x="0.893cm" svg:y="3.023cm">
          <text:p text:style-name="P4"><text:span text:style-name="T3">Autor</text:span></text:p>
        </draw:ellipse>
        <draw:connector draw:style-name="gr2" draw:text-style-name="P3" draw:layer="layout" draw:type="line" svg:x1="4.893cm" svg:y1="4.023cm" svg:x2="6.893cm" svg:y2="6.223cm" draw:start-shape="id21" draw:start-glue-point="1" draw:end-shape="id10" draw:end-glue-point="3">
          <text:p text:style-name="P9"/>
        </draw:connector>
        <draw:ellipse draw:style-name="gr1" draw:text-style-name="P7" draw:id="id22" draw:layer="layout" svg:width="4cm" svg:height="2cm" svg:x="14.093cm" svg:y="6.123cm">
          <text:p text:style-name="P4"><text:span text:style-name="T3">Ort</text:span></text:p>
        </draw:ellipse>
        <draw:connector draw:style-name="gr2" draw:text-style-name="P3" draw:layer="layout" draw:type="line" svg:x1="14.093cm" svg:y1="7.123cm" svg:x2="11.893cm" svg:y2="6.223cm" draw:start-shape="id22" draw:start-glue-point="3" draw:end-shape="id10" draw:end-glue-point="1">
          <text:p text:style-name="P9"/>
        </draw:connector>
        <draw:ellipse draw:style-name="gr1" draw:text-style-name="P7" draw:id="id23" draw:layer="layout" svg:width="4cm" svg:height="2cm" svg:x="0.893cm" svg:y="7.423cm">
          <text:p text:style-name="P4"><text:span text:style-name="T3">Art</text:span></text:p>
        </draw:ellipse>
        <draw:connector draw:style-name="gr2" draw:text-style-name="P3" draw:layer="layout" draw:type="line" svg:x1="4.893cm" svg:y1="8.423cm" svg:x2="6.893cm" svg:y2="6.223cm" draw:start-shape="id23" draw:start-glue-point="1" draw:end-shape="id10" draw:end-glue-point="3">
          <text:p text:style-name="P9"/>
        </draw:connector>
        <draw:ellipse draw:style-name="gr4" draw:text-style-name="P10" draw:id="id17" draw:layer="layout" svg:width="4cm" svg:height="2cm" svg:x="18.893cm" svg:y="10.823cm">
          <text:p text:style-name="P10"><text:span text:style-name="T2">Kommentar</text:span></text:p>
          <text:p text:style-name="P10"><text:span text:style-name="T2">_Nr</text:span></text:p>
        </draw:ellips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23cm" fo:margin-bottom="0.461cm" fo:margin-left="0.593cm" fo:margin-right="0.642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4-20T19:27:15</meta:creation-date>
    <dc:date>2006-04-25T18:41:18</dc:date>
    <dc:language>en-US</dc:language>
    <meta:editing-cycles>6</meta:editing-cycles>
    <meta:editing-duration>PT23M40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